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Display" svg:font-family="'Linux Libertine Display'"/>
    <style:font-face style:name="Lohit Hindi1" svg:font-family="'Lohit Hindi'"/>
    <style:font-face style:name="Times New Roman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f535"/>
    </style:style>
    <style:style style:name="P2" style:family="paragraph" style:parent-style-name="Heading_20_1">
      <style:text-properties officeooo:paragraph-rsid="000ef535"/>
    </style:style>
    <style:style style:name="P3" style:family="paragraph" style:parent-style-name="Dados_20_pessoais">
      <style:text-properties officeooo:paragraph-rsid="000ef535"/>
    </style:style>
    <style:style style:name="T1" style:family="text">
      <style:text-properties officeooo:rsid="000ef5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span text:style-name="T1">Digite seu título aqui</text:span></text:h>
      <text:p text:style-name="P3"><text:span text:style-name="T1">Seu Nome</text:span></text:p>
      <text:p text:style-name="P3"><text:span text:style-name="T1">Universidade – Sigla</text:span></text:p>
      <text:p text:style-name="P3"><text:a xlink:type="simple" xlink:href="mailto:e-mail@servidor.com"><text:span text:style-name="T1">e-mail@servidor.com</text:span></text:a></text:p>
      <text:p text:style-name="P3"><text:span text:style-name="T1">Área do trabalho</text:span></text:p>
      <text:p text:style-name="P3"><text:span text:style-name="T1"/></text:p>
      <text:p text:style-name="P1"><text:span text:style-name="T1">Seu resumo aqui. (400-500 palavras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nux Libertine Display" svg:font-family="'Linux Libertine Display'"/>
    <style:font-face style:name="Lohit Hindi1" svg:font-family="'Lohit Hindi'"/>
    <style:font-face style:name="Times New Roman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nux Libertine Display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nux Libertine Display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</style:style>
    <style:style style:name="List" style:family="paragraph" style:parent-style-name="Text_20_body" style:class="list">
      <style:text-properties style:font-name="Linux Libertine Display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nux Libertine Display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Display"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4cm" style:contextual-spacing="false" fo:text-align="center" style:justify-single-word="false" fo:text-indent="0cm" style:auto-text-indent="false" style:page-number="auto"/>
      <style:text-properties fo:text-transform="upperca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ados_20_pessoais" style:display-name="Dados pessoais" style:family="paragraph" style:parent-style-name="Text_20_body" style:class="text">
      <style:paragraph-properties fo:margin-top="0cm" fo:margin-bottom="0cm" style:contextual-spacing="false" fo:text-align="center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Fischborn</meta:initial-creator>
    <meta:creation-date>2014-04-14T15:34:22</meta:creation-date>
    <dc:date>2014-04-14T15:40:40</dc:date>
    <dc:creator>Marcelo Fischborn</dc:creator>
    <meta:editing-duration>P0D</meta:editing-duration>
    <meta:editing-cycles>1</meta:editing-cycles>
    <meta:document-statistic meta:table-count="0" meta:image-count="0" meta:object-count="0" meta:page-count="1" meta:paragraph-count="6" meta:word-count="17" meta:character-count="120" meta:non-whitespace-character-count="108"/>
    <meta:generator>LibreOffice/4.0.3.3$Linux_x86 LibreOffice_project/0eaa50a932c8f2199a615e1eb30f7ac74279539</meta:generator>
  </office:meta>
</office:document-meta>
</file>